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una Gruning</text:span></text:p>
      <text:p text:style-name="P3"><text:tab/><text:tab/></text:p>
      <text:p text:style-name="P2"><text:span text:style-name="Highlighted_20_with_20_gray_20_Char"><text:span text:style-name="T4">Eius dicta minus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17128ee4-1d3d-4976-a2cc-50472c181dd1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01106cdb-b13c-451d-9abf-f9fd188428e8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6683f204-e5ae-4ed2-8002-c3af43a2626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charlie@krajcik.c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